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08.69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ext-properties style:font-name="Liberation Mono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ext-properties style:font-name="Liberation Mono" fo:font-size="10pt" style:font-size-asian="10pt" style:font-size-complex="10pt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5"/>
        <table:table-column table:style-name="co7" table:default-cell-style-name="ce22"/>
        <table:table-column table:style-name="co8" table:number-columns-repeated="1016" table:default-cell-style-name="ce25"/>
        <table:table-row table:style-name="ro1">
          <table:table-cell office:value-type="string" calcext:value-type="string">
            <text:p>Shee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3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3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3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3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4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4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4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20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21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 table:number-rows-repeated="1048379">
          <table:table-cell table:number-columns-repeated="1023"/>
        </table:table-row>
        <table:table-row table:style-name="ro2">
          <table:table-cell table:number-columns-repeated="5"/>
          <table:table-cell table:style-name="Default"/>
          <table:table-cell table:number-columns-repeated="1017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4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30" office:value-type="string" calcext:value-type="string">
            <text:p>Location</text:p>
          </table:table-cell>
          <table:table-cell table:style-name="ce32" office:value-type="string" calcext:value-type="string">
            <text:p>Category</text:p>
          </table:table-cell>
          <table:table-cell table:style-name="ce32" office:value-type="string" calcext:value-type="string">
            <text:p>P/N</text:p>
          </table:table-cell>
          <table:table-cell table:style-name="ce32" office:value-type="string" calcext:value-type="string">
            <text:p>Qty</text:p>
          </table:table-cell>
          <table:table-cell table:style-name="ce30" office:value-type="string" calcext:value-type="string">
            <text:p>Packag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4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F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21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B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1">8bits 2ch</text:span> rheostat 10k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1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2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Default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20" office:value-type="string" calcext:value-type="string">
            <text:p>MAX6954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21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21" office:value-type="string" calcext:value-type="string">
            <text:p>D431000ACZ-70L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../../../../media/user/Data/Documents/AVR/datasheets_docs/data/VN3205N8-G_Nch_50V_500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21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Default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2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Default"/>
          <table:table-cell table:number-columns-repeated="1017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4H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4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 table:visibility="filter"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1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1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C</text:p>
          </table:table-cell>
          <table:table-cell/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G</text:p>
          </table:table-cell>
          <table:table-cell/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/>
          <table:table-cell table:style-name="ce21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A</text:p>
          </table:table-cell>
          <table:table-cell/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B</text:p>
          </table:table-cell>
          <table:table-cell/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C</text:p>
          </table:table-cell>
          <table:table-cell/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1D</text:p>
          </table:table-cell>
          <table:table-cell/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 table:number-rows-repeated="10482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26" table:display-filter-buttons="true">
          <table:filter>
            <table:filter-and>
              <table:filter-condition table:value="Boost" table:operator="=" table:field-number="1">
                <table:filter-set-item table:value="Boost"/>
                <table:filter-set-item table:value="Buck"/>
                <table:filter-set-item table:value="SMPS"/>
                <table:filter-set-item table:value="SW REG"/>
              </table:filter-condition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23:28:08.2495307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3-10-30T23:36:42.329286610</dc:date>
    <meta:generator>LibreOffice/7.5.7.1$Linux_X86_64 LibreOffice_project/50$Build-1</meta:generator>
    <meta:editing-duration>P2DT14H19M43S</meta:editing-duration>
    <meta:editing-cycles>238</meta:editing-cycles>
    <meta:document-statistic meta:table-count="2" meta:cell-count="296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